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8111in" style:rel-column-width="2608*"/>
    </style:style>
    <style:style style:name="Table1.B" style:family="table-column">
      <style:table-column-properties style:column-width="0.9354in" style:rel-column-width="1347*"/>
    </style:style>
    <style:style style:name="Table1.C" style:family="table-column">
      <style:table-column-properties style:column-width="0.4424in" style:rel-column-width="637*"/>
    </style:style>
    <style:style style:name="Table1.D" style:family="table-column">
      <style:table-column-properties style:column-width="3.5042in" style:rel-column-width="5046*"/>
    </style:style>
    <style:style style:name="Table1.A1" style:family="table-cell">
      <style:table-cell-properties fo:padding="0in" fo:border="none" style:writing-mode="page"/>
    </style:style>
    <style:style style:name="Table1.3" style:family="table-row">
      <style:table-row-properties style:min-row-height="0.2278in"/>
    </style:style>
    <style:style style:name="Table1.5" style:family="table-row">
      <style:table-row-properties style:min-row-height="0.7486in"/>
    </style:style>
    <style:style style:name="Table1.6" style:family="table-row">
      <style:table-row-properties style:min-row-height="0.2306in"/>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officeooo:paragraph-rsid="000bf017" style:font-weight-asian="bold" style:font-weight-complex="bold"/>
    </style:style>
    <style:style style:name="P4" style:family="paragraph" style:parent-style-name="Table_20_Contents">
      <style:paragraph-properties fo:text-align="justify" style:justify-single-word="false"/>
      <style:text-properties officeooo:paragraph-rsid="000bf017"/>
    </style:style>
    <style:style style:name="P5" style:family="paragraph" style:parent-style-name="Table_20_Contents">
      <style:text-properties officeooo:paragraph-rsid="000d7ca6"/>
    </style:style>
    <style:style style:name="P6" style:family="paragraph" style:parent-style-name="Table_20_Contents" style:list-style-name="L9">
      <style:text-properties officeooo:paragraph-rsid="000d7ca6"/>
    </style:style>
    <style:style style:name="P7" style:family="paragraph" style:parent-style-name="Table_20_Contents">
      <style:text-properties officeooo:rsid="000e3b65" officeooo:paragraph-rsid="000e3b65"/>
    </style:style>
    <style:style style:name="P8" style:family="paragraph" style:parent-style-name="Table_20_Contents">
      <style:text-properties officeooo:rsid="000fb92b" officeooo:paragraph-rsid="000fb92b"/>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text-properties officeooo:paragraph-rsid="000d7ca6"/>
    </style:style>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1">
      <style:paragraph-properties fo:margin-top="0in" fo:margin-bottom="0in" style:contextual-spacing="false"/>
    </style:style>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3"/>
    <style:style style:name="P23" style:family="paragraph" style:parent-style-name="Text_20_body" style:list-style-name="L14">
      <style:paragraph-properties fo:margin-top="0in" fo:margin-bottom="0in" style:contextual-spacing="false"/>
    </style:style>
    <style:style style:name="P24" style:family="paragraph" style:parent-style-name="Text_20_body" style:list-style-name="L15">
      <style:paragraph-properties fo:margin-top="0in" fo:margin-bottom="0in" style:contextual-spacing="false"/>
    </style:style>
    <style:style style:name="P25" style:family="paragraph" style:parent-style-name="Text_20_body" style:list-style-name="L16"/>
    <style:style style:name="P26" style:family="paragraph" style:parent-style-name="Text_20_body" style:list-style-name="L17">
      <style:paragraph-properties fo:margin-top="0in" fo:margin-bottom="0in" style:contextual-spacing="false"/>
    </style:style>
    <style:style style:name="P27" style:family="paragraph" style:parent-style-name="Text_20_body" style:list-style-name="L18">
      <style:paragraph-properties fo:margin-top="0in" fo:margin-bottom="0in" style:contextual-spacing="false"/>
    </style:style>
    <style:style style:name="P28" style:family="paragraph" style:parent-style-name="Text_20_body" style:list-style-name="L19">
      <style:paragraph-properties fo:margin-top="0in" fo:margin-bottom="0in" style:contextual-spacing="false"/>
    </style:style>
    <style:style style:name="P29" style:family="paragraph" style:parent-style-name="Text_20_body" style:list-style-name="L20">
      <style:paragraph-properties fo:margin-top="0in" fo:margin-bottom="0in" style:contextual-spacing="false"/>
    </style:style>
    <style:style style:name="P30" style:family="paragraph" style:parent-style-name="Text_20_body" style:list-style-name="L21">
      <style:paragraph-properties fo:margin-top="0in" fo:margin-bottom="0in" style:contextual-spacing="false"/>
    </style:style>
    <style:style style:name="P31" style:family="paragraph" style:parent-style-name="Text_20_body" style:list-style-name="L22"/>
    <style:style style:name="P32" style:family="paragraph" style:parent-style-name="Text_20_body">
      <style:paragraph-properties fo:text-align="start" style:justify-single-word="false"/>
      <style:text-properties officeooo:rsid="000e3b65" officeooo:paragraph-rsid="000e3b65"/>
    </style:style>
    <style:style style:name="P33" style:family="paragraph" style:parent-style-name="Text_20_body">
      <style:paragraph-properties fo:text-align="start" style:justify-single-word="false"/>
    </style:style>
    <style:style style:name="P34" style:family="paragraph" style:parent-style-name="Text_20_body">
      <style:paragraph-properties fo:margin-top="0in" fo:margin-bottom="0in" style:contextual-spacing="false" fo:text-align="start" style:justify-single-word="false"/>
    </style:style>
    <style:style style:name="P35" style:family="paragraph" style:parent-style-name="Text_20_body">
      <style:paragraph-properties fo:text-align="start" style:justify-single-word="false"/>
      <style:text-properties officeooo:paragraph-rsid="000fb92b"/>
    </style:style>
    <style:style style:name="P36" style:family="paragraph" style:parent-style-name="Text_20_body">
      <style:paragraph-properties fo:margin-top="0in" fo:margin-bottom="0in" style:contextual-spacing="false"/>
      <style:text-properties officeooo:paragraph-rsid="000fd52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officeooo:rsid="000bf017"/>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officeooo:rsid="000d7ca6"/>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officeooo:rsid="000fd52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Data:</text:p>
          </table:table-cell>
          <table:table-cell table:style-name="Table1.A1" table:number-columns-spanned="3" office:value-type="string">
            <text:p text:style-name="P4">raw facts, figures, or <text:span text:style-name="T4">information</text:span> that can be processed or analyzed to gain insights or make decisions <text:span text:style-name="T3">(</text:span>numbers, text, images, videos, or any other measurable entity<text:span text:style-name="T3">). </text:span>data is typically <text:span text:style-name="T4">organized</text:span> in a structured format, such as tables or databases</text:p>
          </table:table-cell>
          <table:covered-table-cell/>
          <table:covered-table-cell/>
        </table:table-row>
        <table:table-row>
          <table:table-cell table:style-name="Table1.A1" office:value-type="string">
            <text:p text:style-name="Table_20_Contents"/>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1">Data Model:</text:p>
          </table:table-cell>
          <table:table-cell table:style-name="Table1.A1" table:number-columns-spanned="3" office:value-type="string">
            <text:p text:style-name="Table_20_Contents">representation that defines the <text:span text:style-name="T4">structure, organization</text:span>, and constraints of data. It provides a framework for organizing and representing data in a consistent and logical manner. <text:span text:style-name="T3">is</text:span> used to specify how data is stored, accessed, and manipulated in a database system</text:p>
            <text:list text:style-name="L1">
              <text:list-item>
                <text:p text:style-name="P10"><text:span text:style-name="Strong_20_Emphasis"><text:span text:style-name="T5">Hierarchical Data Model</text:span></text:span>: Organizes data in a tree-like structure with parent-child relationships.</text:p>
              </text:list-item>
            </text:list>
            <text:list text:style-name="L2">
              <text:list-item>
                <text:p text:style-name="P11"><text:span text:style-name="Strong_20_Emphasis"><text:span text:style-name="T5">Network Data Model</text:span></text:span><text:span text:style-name="T5">:</text:span> Similar to the hierarchical model but allows more complex many-to-many relationships.</text:p>
              </text:list-item>
            </text:list>
            <text:list text:style-name="L3">
              <text:list-item>
                <text:p text:style-name="P12"><text:span text:style-name="Strong_20_Emphasis"><text:span text:style-name="T5">Relational Data Model</text:span></text:span><text:span text:style-name="T5">:</text:span> Uses tables (relations) to represent data and relationships between data.</text:p>
              </text:list-item>
            </text:list>
            <text:list text:style-name="L4">
              <text:list-item>
                <text:p text:style-name="P13"><text:span text:style-name="Strong_20_Emphasis"><text:span text:style-name="T5">Object-Oriented Data Model</text:span></text:span><text:span text:style-name="T5">:</text:span> Organizes data using objects, similar to object-oriented programming.</text:p>
              </text:list-item>
            </text:list>
            <text:list text:style-name="L5">
              <text:list-item>
                <text:p text:style-name="P14"><text:span text:style-name="Strong_20_Emphasis"><text:span text:style-name="T5">Document Data Model</text:span></text:span><text:span text:style-name="T5">:</text:span> Used in NoSQL databases to store data as documents (e.g., JSON, XML).</text:p>
              </text:list-item>
            </text:list>
          </table:table-cell>
          <table:covered-table-cell/>
          <table:covered-table-cell/>
        </table:table-row>
        <table:table-row table:style-name="Table1.3">
          <table:table-cell table:style-name="Table1.A1" office:value-type="string">
            <text:p text:style-name="P1"/>
          </table:table-cell>
          <table:table-cell table:style-name="Table1.A1" table:number-columns-spanned="3" office:value-type="string">
            <text:p text:style-name="Table_20_Contents"/>
          </table:table-cell>
          <table:covered-table-cell/>
          <table:covered-table-cell/>
        </table:table-row>
        <table:table-row table:style-name="Table1.5">
          <table:table-cell table:style-name="Table1.A1" office:value-type="string">
            <text:p text:style-name="P1">Data Structuring:</text:p>
          </table:table-cell>
          <table:table-cell table:style-name="Table1.A1" table:number-columns-spanned="3" office:value-type="string">
            <text:p text:style-name="Table_20_Contents"><text:span text:style-name="T4">organizing data</text:span> in a way that enables efficient storage, retrieval, and manipulation. This process includes defining data formats, structures (like arrays, lists, trees), and schemas to ensure that data is stored in a consistent and accessible manner.</text:p>
          </table:table-cell>
          <table:covered-table-cell/>
          <table:covered-table-cell/>
        </table:table-row>
        <table:table-row table:style-name="Table1.6">
          <table:table-cell table:style-name="Table1.A1" office:value-type="string">
            <text:p text:style-name="P1"/>
          </table:table-cell>
          <table:table-cell table:style-name="Table1.A1" table:number-columns-spanned="3" office:value-type="string">
            <text:p text:style-name="Table_20_Contents"/>
          </table:table-cell>
          <table:covered-table-cell/>
          <table:covered-table-cell/>
        </table:table-row>
        <table:table-row table:style-name="Table1.5">
          <table:table-cell table:style-name="Table1.A1" office:value-type="string">
            <text:p text:style-name="P3">Database:</text:p>
          </table:table-cell>
          <table:table-cell table:style-name="Table1.A1" table:number-columns-spanned="3" office:value-type="string">
            <text:p text:style-name="Table_20_Contents"><text:span text:style-name="T4">organized</text:span> collection of structured information or data that is <text:span text:style-name="T4">stored</text:span> electronically in a <text:span text:style-name="T4">computer</text:span> system. Databases are managed by Database Management Systems (DBMS) and are designed to efficiently store, retrieve, and manipulate data. They provide a systematic way to create, retrieve, update, and manage data in various formats, ensuring data integrity, security, and accessibility.</text:p>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DBMS:</text:p>
          </table:table-cell>
          <table:table-cell table:style-name="Table1.A1" table:number-columns-spanned="3" office:value-type="string">
            <text:p text:style-name="P5">a software application that interacts with users, applications, and the database itself to capture and analyze data. purpose of a DBMS is to provide a way to store, retrieve, and manipulate data in a database securely and efficiently <text:span text:style-name="T8">(</text:span>MySQL, PostgreSQL, Oracle Database, and MongoDB<text:span text:style-name="T8">)</text:span>. <text:span text:style-name="T8">It has:<text:line-break/></text:span></text:p>
            <text:list text:style-name="L6">
              <text:list-item>
                <text:p text:style-name="P15"><text:span text:style-name="Strong_20_Emphasis"><text:span text:style-name="T9">Data Retrieval</text:span></text:span><text:span text:style-name="T9">:</text:span> Allows users and applications to query and retrieve data.</text:p>
              </text:list-item>
            </text:list>
            <text:list text:style-name="L7">
              <text:list-item>
                <text:p text:style-name="P16"><text:span text:style-name="Strong_20_Emphasis"><text:span text:style-name="T1">Data Manipulation</text:span></text:span><text:span text:style-name="T1">:</text:span> Provides tools for inserting, updating, and deleting data.</text:p>
              </text:list-item>
            </text:list>
            <text:list text:style-name="L8">
              <text:list-item>
                <text:p text:style-name="P17"><text:span text:style-name="Strong_20_Emphasis"><text:span text:style-name="T1">Security and Access Control</text:span></text:span>: Ensures data security and manages user permissions.</text:p>
              </text:list-item>
            </text:list>
            <text:list text:style-name="L9">
              <text:list-item>
                <text:p text:style-name="P18"><text:span text:style-name="Strong_20_Emphasis"><text:span text:style-name="T1">Backup and Recovery</text:span></text:span>: Provides mechanisms for data backup and recovery in case of failures.</text:p>
              </text:list-item>
              <text:list-item>
                <text:p text:style-name="P6"><text:span text:style-name="Strong_20_Emphasis"><text:span text:style-name="T1">Data Storage</text:span></text:span>: Efficiently stores data in databases.</text:p>
              </text:list-item>
            </text:list>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ext:soft-page-break/>
        <table:table-row table:style-name="Table1.3">
          <table:table-cell table:style-name="Table1.A1" office:value-type="string">
            <text:p text:style-name="P3">SQL :</text:p>
          </table:table-cell>
          <table:table-cell table:style-name="Table1.A1" table:number-columns-spanned="3" office:value-type="string">
            <text:p text:style-name="P5"><text:span text:style-name="T2">(Structured Query Language) </text:span>standardized programming <text:span text:style-name="T6">language</text:span> used to manage and manipulate <text:span text:style-name="T6">relational databases</text:span>. provides <text:span text:style-name="T6">commands</text:span> for creating, querying, updating, and deleting data within a database. SQL is known for its <text:span text:style-name="T4">declarative synta</text:span>x <text:span text:style-name="T8">(</text:span>specifies <text:span text:style-name="Emphasis">what</text:span> the desired outcome is without explicitly listing the steps to achieve that outcome<text:span text:style-name="T8">)</text:span> and is widely used in applications requiring structured data storage and retrieval.</text:p>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NoSQL :</text:p>
          </table:table-cell>
          <table:table-cell table:style-name="Table1.A1" table:number-columns-spanned="3" office:value-type="string">
            <text:p text:style-name="Table_20_Contents">(Not Only SQL) a class of <text:span text:style-name="T4">database management systems</text:span> that do not rely on a fixed schema or use SQL as their primary query language. NoSQL databases are designed to handle large volumes of <text:span text:style-name="T4">unstructured</text:span> or semi-structured data and provide <text:span text:style-name="T4">flexible data models</text:span>, horizontal scalability, and high availability.</text:p>
            <text:list text:style-name="L10">
              <text:list-item>
                <text:p text:style-name="P19"><text:span text:style-name="Strong_20_Emphasis"><text:span text:style-name="T1">Document Stores</text:span></text:span> (e.g., MongoDB, CouchDB)</text:p>
              </text:list-item>
            </text:list>
            <text:list text:style-name="L11">
              <text:list-item>
                <text:p text:style-name="P20"><text:span text:style-name="Strong_20_Emphasis"><text:span text:style-name="T1">Key-Value Stores</text:span></text:span> (e.g., Redis, Amazon DynamoDB)</text:p>
              </text:list-item>
            </text:list>
            <text:list text:style-name="L12">
              <text:list-item>
                <text:p text:style-name="P21"><text:span text:style-name="Strong_20_Emphasis"><text:span text:style-name="T1">Column-Family Stores</text:span></text:span> (e.g., Apache Cassandra, HBase)</text:p>
              </text:list-item>
            </text:list>
            <text:list text:style-name="L13">
              <text:list-item>
                <text:p text:style-name="P22"><text:span text:style-name="Strong_20_Emphasis"><text:span text:style-name="T1">Graph Databases</text:span></text:span> (e.g., Neo4j, Amazon Neptune)</text:p>
              </text:list-item>
            </text:list>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Keys and Relationships in SQL Databases</text:p>
          </table:table-cell>
          <table:table-cell table:style-name="Table1.A1" table:number-columns-spanned="3" office:value-type="string">
            <text:p text:style-name="Table_20_Contents">keys and relationships are fundamental concepts for maintaining data integrity and establishing connections between tables:</text:p>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text:span text:style-name="Strong_20_Emphasis"><text:span text:style-name="T9">Primary Key</text:span></text:span><text:span text:style-name="T9">: </text:span></text:p>
          </table:table-cell>
          <table:covered-table-cell/>
          <table:table-cell table:style-name="Table1.A1" office:value-type="string">
            <text:p text:style-name="Table_20_Contents">a unique identifier for each record in a table. It ensures that each row in the table can be uniquely identified. A primary key must contain unique values and cannot contain NULL values.</text:p>
          </table: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
          </table:table-cell>
          <table:covered-table-cell/>
          <table:table-cell table:style-name="Table1.A1" office:value-type="string">
            <text:p text:style-name="Table_20_Contents"/>
          </table: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text:span text:style-name="Strong_20_Emphasis"><text:span text:style-name="T1">Foreign Key</text:span></text:span><text:span text:style-name="T1">:</text:span></text:p>
          </table:table-cell>
          <table:covered-table-cell/>
          <table:table-cell table:style-name="Table1.A1" office:value-type="string">
            <text:p text:style-name="Table_20_Contents">a column or set of columns in one table that refers to the primary key of another table. Foreign keys establish relationships between tables and enforce referential integrity.</text:p>
          </table: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
          </table:table-cell>
          <table:covered-table-cell/>
          <table:table-cell table:style-name="Table1.A1" office:value-type="string">
            <text:p text:style-name="Table_20_Contents"/>
          </table: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text:span text:style-name="Strong_20_Emphasis"><text:span text:style-name="T1">Secondary Key (or Alternate Key)</text:span></text:span><text:span text:style-name="T1">:</text:span></text:p>
          </table:table-cell>
          <table:covered-table-cell/>
          <table:table-cell table:style-name="Table1.A1" office:value-type="string">
            <text:p text:style-name="Table_20_Contents">is a column or combination of columns that can be used to retrieve data but is not the primary key. Secondary keys are often used to create additional indexes to improve query performance.</text:p>
          </table: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
          </table:table-cell>
          <table:covered-table-cell/>
          <table:table-cell table:style-name="Table1.A1" office:value-type="string">
            <text:p text:style-name="Table_20_Contents"/>
          </table:table-cell>
        </table:table-row>
        <table:table-row table:style-name="Table1.3">
          <table:table-cell table:style-name="Table1.A1" office:value-type="string">
            <text:p text:style-name="P3"/>
          </table:table-cell>
          <table:table-cell table:style-name="Table1.A1" table:number-columns-spanned="2" office:value-type="string">
            <text:p text:style-name="Table_20_Contents"><text:span text:style-name="Strong_20_Emphasis"><text:span text:style-name="T1">Relationships</text:span></text:span><text:span text:style-name="T1">:</text:span></text:p>
          </table:table-cell>
          <table:covered-table-cell/>
          <table:table-cell table:style-name="Table1.A1" office:value-type="string">
            <text:p text:style-name="Table_20_Contents">Relationships in SQL databases define how tables relate to each other. The main types of relationships are:</text:p>
            <text:list text:style-name="L14">
              <text:list-item>
                <text:p text:style-name="P23"><text:span text:style-name="Strong_20_Emphasis"><text:span text:style-name="T7">One-to-One</text:span></text:span><text:span text:style-name="T7">:</text:span> Each record in one table corresponds to exactly one record in another table.</text:p>
              </text:list-item>
            </text:list>
            <text:list text:style-name="L15">
              <text:list-item>
                <text:p text:style-name="P24"><text:span text:style-name="Strong_20_Emphasis"><text:span text:style-name="T7">One-to-Many</text:span></text:span><text:span text:style-name="T7">:</text:span> A record in one table corresponds to multiple records in another table.</text:p>
              </text:list-item>
            </text:list>
            <text:list text:style-name="L16">
              <text:list-item>
                <text:p text:style-name="P25"><text:span text:style-name="Strong_20_Emphasis"><text:span text:style-name="T5">Many-to-Many</text:span></text:span>: Multiple records in one table correspond to multiple records in another table, often managed through a junction table.</text:p>
              </text:list-item>
            </text:list>
          </table:table-cell>
        </table:table-row>
        <text:soft-page-break/>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Data Types in SQL Databases :</text:p>
          </table:table-cell>
          <table:table-cell table:style-name="Table1.A1" table:number-columns-spanned="3" office:value-type="string">
            <text:p text:style-name="Table_20_Contents">a variety of data types to store different kinds of data. Common data types include:</text:p>
            <text:p text:style-name="Table_20_Contents"/>
            <text:list text:style-name="L17">
              <text:list-item>
                <text:p text:style-name="P26"><text:span text:style-name="Strong_20_Emphasis"><text:span text:style-name="T9">Integer Types</text:span></text:span><text:span text:style-name="T9">:</text:span> <text:span text:style-name="Source_20_Text">INT</text:span>, <text:span text:style-name="Source_20_Text">SMALLINT</text:span>, <text:span text:style-name="Source_20_Text">BIGINT</text:span></text:p>
              </text:list-item>
            </text:list>
            <text:list text:style-name="L18">
              <text:list-item>
                <text:p text:style-name="P27"><text:span text:style-name="Strong_20_Emphasis"><text:span text:style-name="T9">Floating-Point Types</text:span></text:span><text:span text:style-name="T9">:</text:span> <text:span text:style-name="Source_20_Text">FLOAT</text:span>, <text:span text:style-name="Source_20_Text">DOUBLE</text:span>, <text:span text:style-name="Source_20_Text">DECIMAL</text:span></text:p>
              </text:list-item>
            </text:list>
            <text:list text:style-name="L19">
              <text:list-item>
                <text:p text:style-name="P28"><text:span text:style-name="Strong_20_Emphasis"><text:span text:style-name="T1">String Types</text:span></text:span><text:span text:style-name="T1">:</text:span> <text:span text:style-name="Source_20_Text">CHAR</text:span>, <text:span text:style-name="Source_20_Text">VARCHAR</text:span>, <text:span text:style-name="Source_20_Text">TEXT</text:span></text:p>
              </text:list-item>
            </text:list>
            <text:list text:style-name="L20">
              <text:list-item>
                <text:p text:style-name="P29"><text:span text:style-name="Strong_20_Emphasis"><text:span text:style-name="T9">Date and Time Types</text:span></text:span><text:span text:style-name="T9">: </text:span><text:span text:style-name="Source_20_Text">DATE</text:span>, <text:span text:style-name="Source_20_Text">TIME</text:span>, <text:span text:style-name="Source_20_Text">DATETIME</text:span>, <text:span text:style-name="Source_20_Text">TIMESTAMP</text:span></text:p>
              </text:list-item>
            </text:list>
            <text:list text:style-name="L21">
              <text:list-item>
                <text:p text:style-name="P30"><text:span text:style-name="Strong_20_Emphasis"><text:span text:style-name="T1">Boolean Type</text:span></text:span><text:span text:style-name="T1">: </text:span><text:span text:style-name="Source_20_Text">BOOLEAN</text:span></text:p>
              </text:list-item>
            </text:list>
            <text:list text:style-name="L22">
              <text:list-item>
                <text:p text:style-name="P31"><text:span text:style-name="Strong_20_Emphasis"><text:span text:style-name="T1">Binary Types</text:span></text:span><text:span text:style-name="T1">: </text:span><text:span text:style-name="Source_20_Text">BLOB</text:span>, <text:span text:style-name="Source_20_Text">BINARY</text:span></text:p>
              </text:list-item>
            </text:list>
          </table:table-cell>
          <table:covered-table-cell/>
          <table:covered-table-cell/>
        </table:table-row>
        <table:table-row table:style-name="Table1.3">
          <table:table-cell table:style-name="Table1.A1" office:value-type="string">
            <text:p text:style-name="P3"/>
          </table:table-cell>
          <table:table-cell table:style-name="Table1.A1" office:value-type="string">
            <text:p text:style-name="P7">INT </text:p>
          </table:table-cell>
          <table:table-cell table:style-name="Table1.A1" table:number-columns-spanned="2" office:value-type="string">
            <text:p text:style-name="P32"><text:span text:style-name="Strong_20_Emphasis">Storage</text:span>: Typically requires 4 bytes (32 bits) of storage.</text:p>
            <text:p text:style-name="P33"><text:span text:style-name="Strong_20_Emphasis">Range</text:span>:</text:p>
            <text:p text:style-name="P34"><text:span text:style-name="Strong_20_Emphasis"><text:s text:c="12"/>Signed</text:span>: From -2,147,483,648 to 2,147,483,647</text:p>
            <text:p text:style-name="P35"><text:span text:style-name="Strong_20_Emphasis"><text:s text:c="12"/>Unsigned</text:span>: From 0 to 4,294,967,295</text:p>
            <text:p text:style-name="P33"><text:span text:style-name="Strong_20_Emphasis">Use Case</text:span>: Suitable for general-purpose integer storage, such as ID columns or quantities, where the values are expected to be within the typical range of an integer.</text:p>
          </table:table-cell>
          <table:covered-table-cell/>
        </table:table-row>
        <table:table-row table:style-name="Table1.3">
          <table:table-cell table:style-name="Table1.A1" office:value-type="string">
            <text:p text:style-name="P3"/>
          </table:table-cell>
          <table:table-cell table:style-name="Table1.A1" office:value-type="string">
            <text:p text:style-name="P7">SMALLINT</text:p>
          </table:table-cell>
          <table:table-cell table:style-name="Table1.A1" table:number-columns-spanned="2" office:value-type="string">
            <text:p text:style-name="P32"><text:span text:style-name="Strong_20_Emphasis">Storage</text:span>: Typically requires 2 bytes (16 bits) of storage.</text:p>
            <text:p text:style-name="Text_20_body"><text:span text:style-name="Strong_20_Emphasis">Range</text:span>:</text:p>
            <text:p text:style-name="P9"><text:span text:style-name="Strong_20_Emphasis"><text:s text:c="12"/>Signed</text:span>: From -32,768 to 32,767</text:p>
            <text:p text:style-name="Text_20_body"><text:span text:style-name="Strong_20_Emphasis"><text:s text:c="12"/>Unsigned</text:span>: From 0 to 65,535</text:p>
            <text:p text:style-name="Text_20_body"><text:span text:style-name="Strong_20_Emphasis">Use Case</text:span>: Ideal for cases where the range of values is known to be small, such as age, rating, or small counts. This type can save storage space and improve performance when large numbers of rows are involved.</text:p>
          </table:table-cell>
          <table:covered-table-cell/>
        </table:table-row>
        <table:table-row table:style-name="Table1.3">
          <table:table-cell table:style-name="Table1.A1" office:value-type="string">
            <text:p text:style-name="P3"/>
          </table:table-cell>
          <table:table-cell table:style-name="Table1.A1" office:value-type="string">
            <text:p text:style-name="P7">BIGINT</text:p>
          </table:table-cell>
          <table:table-cell table:style-name="Table1.A1" table:number-columns-spanned="2" office:value-type="string">
            <text:p text:style-name="P32"><text:span text:style-name="Strong_20_Emphasis">Storage</text:span>: Typically requires 8 bytes (64 bits) of storage.</text:p>
            <text:p text:style-name="Text_20_body"><text:span text:style-name="Strong_20_Emphasis">Range</text:span>:</text:p>
            <text:p text:style-name="P9"><text:span text:style-name="Strong_20_Emphasis"><text:s text:c="12"/>Signed</text:span>: From -9,223,372,036,854,775,808 to<text:line-break/> <text:s text:c="11"/>9,223,372,036,854,775,807.</text:p>
            <text:p text:style-name="Text_20_body"><text:span text:style-name="Strong_20_Emphasis"><text:s text:c="12"/>Unsigned</text:span>: From 0 to 18,446,744,073,709,551,615.</text:p>
            <text:p text:style-name="Text_20_body"><text:span text:style-name="Strong_20_Emphasis">Use Case</text:span>: Suitable for applications requiring very large integer values, such as tracking very large counts, unique identifiers in distributed systems, or representing timestamps in microseconds.</text:p>
          </table:table-cell>
          <table:covered-table-cell/>
        </table:table-row>
        <table:table-row table:style-name="Table1.3">
          <table:table-cell table:style-name="Table1.A1" office:value-type="string">
            <text:p text:style-name="P3"/>
          </table:table-cell>
          <table:table-cell table:style-name="Table1.A1" office:value-type="string">
            <text:p text:style-name="P7"/>
          </table:table-cell>
          <table:table-cell table:style-name="Table1.A1" table:number-columns-spanned="2" office:value-type="string">
            <text:p text:style-name="P32"/>
          </table:table-cell>
          <table:covered-table-cell/>
        </table:table-row>
        <table:table-row table:style-name="Table1.3">
          <table:table-cell table:style-name="Table1.A1" office:value-type="string">
            <text:p text:style-name="P3"/>
          </table:table-cell>
          <table:table-cell table:style-name="Table1.A1" office:value-type="string">
            <text:p text:style-name="P7"/>
          </table:table-cell>
          <table:table-cell table:style-name="Table1.A1" table:number-columns-spanned="2" office:value-type="string">
            <text:p text:style-name="P32"/>
          </table:table-cell>
          <table:covered-table-cell/>
        </table:table-row>
        <table:table-row table:style-name="Table1.3">
          <table:table-cell table:style-name="Table1.A1" office:value-type="string">
            <text:p text:style-name="P3"/>
          </table:table-cell>
          <table:table-cell table:style-name="Table1.A1" office:value-type="string">
            <text:p text:style-name="P7"/>
          </table:table-cell>
          <table:table-cell table:style-name="Table1.A1" table:number-columns-spanned="2" office:value-type="string">
            <text:p text:style-name="P32"/>
          </table:table-cell>
          <table:covered-table-cell/>
        </table:table-row>
        <table:table-row table:style-name="Table1.3">
          <table:table-cell table:style-name="Table1.A1" office:value-type="string">
            <text:p text:style-name="P3"/>
          </table:table-cell>
          <table:table-cell table:style-name="Table1.A1" office:value-type="string">
            <text:p text:style-name="P7"/>
          </table:table-cell>
          <table:table-cell table:style-name="Table1.A1" table:number-columns-spanned="2" office:value-type="string">
            <text:p text:style-name="P32"/>
          </table:table-cell>
          <table:covered-table-cell/>
        </table:table-row>
        <text:soft-page-break/>
        <table:table-row table:style-name="Table1.3">
          <table:table-cell table:style-name="Table1.A1" office:value-type="string">
            <text:p text:style-name="P3"/>
          </table:table-cell>
          <table:table-cell table:style-name="Table1.A1" office:value-type="string">
            <text:p text:style-name="P8">FLOAT</text:p>
          </table:table-cell>
          <table:table-cell table:style-name="Table1.A1" table:number-columns-spanned="2" office:value-type="string">
            <text:p text:style-name="P32"><text:span text:style-name="Strong_20_Emphasis">Storage</text:span>: Typically uses 4 bytes (32 bits), though this can vary by database system.</text:p>
            <text:p text:style-name="P9"><text:span text:style-name="Strong_20_Emphasis">Precision</text:span>: <text:span text:style-name="Source_20_Text">FLOAT</text:span> has a limited precision, which can lead to rounding errors. It is usually good for about 7 decimal digits of precision.</text:p>
            <text:p text:style-name="P9"><text:span text:style-name="Strong_20_Emphasis">Use Case</text:span>: Suitable for scientific calculations where an exact value isn't critical, and the range of values can be very large or very small. Examples include storing sensor data or scientific measurements.</text:p>
            <text:p text:style-name="P9"><text:span text:style-name="Strong_20_Emphasis">Syntax</text:span>: In some databases, you can specify the precision and scale with <text:span text:style-name="Source_20_Text">FLOAT(M, D)</text:span>, where <text:span text:style-name="Source_20_Text">M</text:span> is the number of digits and <text:span text:style-name="Source_20_Text">D</text:span> is the number of decimal places.</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DOUBLE</text:p>
          </table:table-cell>
          <table:table-cell table:style-name="Table1.A1" table:number-columns-spanned="2" office:value-type="string">
            <text:p text:style-name="P9"><text:span text:style-name="Strong_20_Emphasis">Storage</text:span>: Typically uses 8 bytes (64 bits).</text:p>
            <text:p text:style-name="P9"><text:span text:style-name="Strong_20_Emphasis">Precision</text:span>: <text:span text:style-name="Source_20_Text">DOUBLE</text:span> provides about 15-16 decimal digits of precision, making it more precise than <text:span text:style-name="Source_20_Text">FLOAT</text:span>.</text:p>
            <text:p text:style-name="P9"><text:span text:style-name="Strong_20_Emphasis">Use Case</text:span>: Used in applications where a higher precision is necessary compared to <text:span text:style-name="Source_20_Text">FLOAT</text:span>, such as financial calculations that require accuracy over large ranges.</text:p>
            <text:p text:style-name="P9"><text:span text:style-name="Strong_20_Emphasis">Syntax</text:span>: In some systems, specified as <text:span text:style-name="Source_20_Text">DOUBLE(M, D)</text:span> for precision control, but often the full precision is used by default.</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DECIMAL</text:p>
          </table:table-cell>
          <table:table-cell table:style-name="Table1.A1" table:number-columns-spanned="2" office:value-type="string">
            <text:p text:style-name="P9"><text:span text:style-name="Strong_20_Emphasis">Storage</text:span>: The storage size depends on the precision specified. It can be variable but is usually more than <text:span text:style-name="Source_20_Text">FLOAT</text:span> or <text:span text:style-name="Source_20_Text">DOUBLE</text:span> for high precision.</text:p>
            <text:p text:style-name="P9"><text:span text:style-name="Strong_20_Emphasis">Precision</text:span>: Allows exact representation of decimal numbers, as it stores numbers as strings of digits, providing precise arithmetic without rounding errors typically associated with floating-point types.</text:p>
            <text:p text:style-name="P9"><text:span text:style-name="Strong_20_Emphasis">Use Case</text:span>: Ideal for financial data and other applications where precision is critical, such as currency calculations, where rounding errors can lead to significant discrepancies.</text:p>
            <text:p text:style-name="P9"><text:span text:style-name="Strong_20_Emphasis">Syntax</text:span>: Specified as <text:span text:style-name="Source_20_Text">DECIMAL(M, D)</text:span>, where <text:span text:style-name="Source_20_Text">M</text:span> is the maximum number of digits (precision) and <text:span text:style-name="Source_20_Text">D</text:span> is the number of digits to the right of the decimal point (scale).</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CHAR</text:p>
          </table:table-cell>
          <table:table-cell table:style-name="Table1.A1" table:number-columns-spanned="2" office:value-type="string">
            <text:p text:style-name="P9"><text:span text:style-name="Strong_20_Emphasis">Storage</text:span>: Requires a fixed amount of storage, based on the defined length, regardless of the actual string length.</text:p>
            <text:p text:style-name="P9"><text:span text:style-name="Strong_20_Emphasis">Performance</text:span>: Generally provides faster access compared to <text:span text:style-name="Source_20_Text">VARCHAR</text:span> for small, fixed-size strings, as it has consistent storage space.</text:p>
            <text:p text:style-name="P9"><text:span text:style-name="Strong_20_Emphasis">Use Case</text:span>: Ideal for storing data that has a consistent length, such as country codes (e.g., "USA"), fixed-length product codes, or other uniformly sized data.</text:p>
            <text:p text:style-name="P9"><text:span text:style-name="Strong_20_Emphasis">Syntax</text:span>: <text:span text:style-name="Source_20_Text">CHAR(n)</text:span>, where <text:span text:style-name="Source_20_Text">n</text:span> is the length of the string.</text:p>
            <text:p text:style-name="P9"><text:soft-page-break/></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VARCHAR</text:p>
          </table:table-cell>
          <table:table-cell table:style-name="Table1.A1" table:number-columns-spanned="2" office:value-type="string">
            <text:p text:style-name="P9"><text:span text:style-name="Strong_20_Emphasis">Storage</text:span>: More storage-efficient than <text:span text:style-name="Source_20_Text">CHAR</text:span> for strings that vary significantly in length. It uses less space for shorter strings but may require more overhead for length storage.</text:p>
            <text:p text:style-name="P9"><text:span text:style-name="Strong_20_Emphasis">Performance</text:span>: Slightly less efficient than <text:span text:style-name="Source_20_Text">CHAR</text:span> for short, consistently sized data due to the overhead of variable-length management, but more efficient for variable-length data.</text:p>
            <text:p text:style-name="P9"><text:span text:style-name="Strong_20_Emphasis">Use Case</text:span>: Suitable for columns where the length of the data can vary significantly, such as names, email addresses, or descriptions.</text:p>
            <text:p text:style-name="P9"><text:span text:style-name="Strong_20_Emphasis">Syntax</text:span>: <text:span text:style-name="Source_20_Text">VARCHAR(n)</text:span>, where <text:span text:style-name="Source_20_Text">n</text:span> is the maximum length of the string.</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TEXT</text:p>
          </table:table-cell>
          <table:table-cell table:style-name="Table1.A1" table:number-columns-spanned="2" office:value-type="string">
            <text:p text:style-name="P9"><text:span text:style-name="Strong_20_Emphasis">Storage</text:span>: Typically allows for very large sizes (depending on the database system, this can be up to 65,535 characters or more).</text:p>
            <text:p text:style-name="P9"><text:span text:style-name="Strong_20_Emphasis">Performance</text:span>: <text:span text:style-name="Source_20_Text">TEXT</text:span> fields can be slower to access and manipulate than <text:span text:style-name="Source_20_Text">CHAR</text:span> or <text:span text:style-name="Source_20_Text">VARCHAR</text:span> fields, especially for very large text, due to increased complexity and storage requirements.</text:p>
            <text:p text:style-name="P9"><text:span text:style-name="Strong_20_Emphasis">Use Case</text:span>: Suitable for storing large blocks of text such as product descriptions, comments, or articles.</text:p>
            <text:p text:style-name="P9"><text:span text:style-name="Strong_20_Emphasis">Syntax</text:span>: Simply defined as <text:span text:style-name="Source_20_Text">TEXT</text:span> without a specified length.</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BLOB</text:p>
          </table:table-cell>
          <table:table-cell table:style-name="Table1.A1" table:number-columns-spanned="2" office:value-type="string">
            <text:p text:style-name="P36">(Binary Large Object) is typically used to store unstructured data <text:span text:style-name="T10">(</text:span>images, audio, video, and other multimedia files <text:span text:style-name="T10">)</text:span>.</text:p>
            <text:p text:style-name="P36"><text:span text:style-name="Strong_20_Emphasis">Storage Size</text:span>: <text:span text:style-name="Source_20_Text">BLOB</text:span> fields can store a significant amount of data, ranging from kilobytes to gigabytes, depending on the database system.</text:p>
            <text:p text:style-name="P9"><text:span text:style-name="Strong_20_Emphasis">Types of BLOBs</text:span>: Some database systems differentiate between types of BLOBs based on the size of the data they can store:</text:p>
            <text:p text:style-name="P9"><text:span text:style-name="Strong_20_Emphasis">TINYBLOB</text:span>: Stores up to 255 bytes of data.</text:p>
            <text:p text:style-name="P9"><text:span text:style-name="Strong_20_Emphasis">BLOB</text:span>: Stores up to 65,535 bytes (64 KB).</text:p>
            <text:p text:style-name="P9"><text:span text:style-name="Strong_20_Emphasis">MEDIUMBLOB</text:span>: Stores up to 16,777,215 bytes (16 MB).</text:p>
            <text:p text:style-name="P9"><text:span text:style-name="Strong_20_Emphasis">LONGBLOB</text:span>: Stores up to 4,294,967,295 bytes (4 GB).</text:p>
            <text:p text:style-name="P9"><text:span text:style-name="Strong_20_Emphasis">Use Cases</text:span>:</text:p>
            <text:p text:style-name="P9">Ideal for storing multimedia files such as images, audio, and video. Used when the data does not have a fixed size or structure and requires storage in raw binary format.</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
          </table:table-cell>
          <table:table-cell table:style-name="Table1.A1" table:number-columns-spanned="2" office:value-type="string">
            <text:p text:style-name="P36"/>
            <text:p text:style-name="P36"/>
            <text:p text:style-name="P36"/>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
          </table:table-cell>
          <table:table-cell table:style-name="Table1.A1" table:number-columns-spanned="2" office:value-type="string">
            <text:p text:style-name="P36"/>
          </table:table-cell>
          <table:covered-table-cell/>
        </table:table-row>
        <text:soft-page-break/>
        <table:table-row table:style-name="Table1.3">
          <table:table-cell table:style-name="Table1.A1" office:value-type="string">
            <text:p text:style-name="P3"/>
          </table:table-cell>
          <table:table-cell table:style-name="Table1.A1" office:value-type="string">
            <text:p text:style-name="Table_20_Contents">BINARY</text:p>
          </table:table-cell>
          <table:table-cell table:style-name="Table1.A1" table:number-columns-spanned="2" office:value-type="string">
            <text:p text:style-name="P9">Unlike <text:span text:style-name="Source_20_Text">BLOB</text:span>, <text:span text:style-name="Source_20_Text">BINARY</text:span> is meant for smaller, fixed-size binary data rather than large objects.</text:p>
            <text:p text:style-name="P9"><text:span text:style-name="Strong_20_Emphasis">Fixed Length</text:span>: Similar to <text:span text:style-name="Source_20_Text">CHAR</text:span>, <text:span text:style-name="Source_20_Text">BINARY</text:span> stores data with a fixed length, padding with zeros if the data is shorter than the specified length.</text:p>
            <text:p text:style-name="P9"><text:span text:style-name="Strong_20_Emphasis">Storage Size</text:span>: The storage size is determined by the defined length of the <text:span text:style-name="Source_20_Text">BINARY</text:span> field.</text:p>
            <text:p text:style-name="P9"><text:span text:style-name="Strong_20_Emphasis">Use Cases</text:span>:</text:p>
            <text:p text:style-name="P9">Suitable for storing small, fixed-size binary data such as encryption keys, hash values, or binary flags.</text:p>
            <text:p text:style-name="P9">Useful when data length is consistent and relatively small.</text:p>
          </table:table-cell>
          <table:covered-table-cell/>
        </table:table-row>
        <table:table-row table:style-name="Table1.3">
          <table:table-cell table:style-name="Table1.A1" office:value-type="string">
            <text:p text:style-name="P3"/>
          </table:table-cell>
          <table:table-cell table:style-name="Table1.A1" office:value-type="string">
            <text:p text:style-name="Table_20_Contents"/>
          </table:table-cell>
          <table:table-cell table:style-name="Table1.A1" table:number-columns-spanned="2" office:value-type="string">
            <text:p text:style-name="P9"/>
          </table:table-cell>
          <table:covered-table-cell/>
        </table:table-row>
        <table:table-row table:style-name="Table1.3">
          <table:table-cell table:style-name="Table1.A1" office:value-type="string">
            <text:p text:style-name="P3">Declarative Language :</text:p>
          </table:table-cell>
          <table:table-cell table:style-name="Table1.A1" table:number-columns-spanned="3" office:value-type="string">
            <text:p text:style-name="Table_20_Contents">type of programming language where the programmer specifies <text:span text:style-name="Emphasis">what</text:span> the program should accomplish, rather than explicitly defining <text:span text:style-name="Emphasis">how</text:span> to achieve that result. focus on describing the desired outcome without detailing the control flow or algorithmic steps needed to achieve it. SQL is an example of a declarative language</text:p>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Standardized Language:</text:p>
          </table:table-cell>
          <table:table-cell table:style-name="Table1.A1" table:number-columns-spanned="3" office:value-type="string">
            <text:p text:style-name="Table_20_Contents">a programming language or protocol that has been formally approved by a recognized standards organization, such as ISO (International Organization for Standardization) or ANSI (American National Standards Institute). ensures consistency, interoperability, and compatibility across different systems and platforms. SQL, for example, is a standardized language with defined syntax and semantics that allow it to be used consistently across various relational database management systems (RDBMS).</text:p>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row table:style-name="Table1.3">
          <table:table-cell table:style-name="Table1.A1" office:value-type="string">
            <text:p text:style-name="P3"/>
          </table:table-cell>
          <table:table-cell table:style-name="Table1.A1" table:number-columns-spanned="3" office:value-type="string">
            <text:p text:style-name="Table_20_Contents"/>
          </table:table-cell>
          <table:covered-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1T09:12:58.907836804</meta:creation-date>
    <dc:date>2024-08-01T10:35:00.684889360</dc:date>
    <meta:editing-duration>PT16M55S</meta:editing-duration>
    <meta:editing-cycles>3</meta:editing-cycles>
    <meta:generator>LibreOffice/24.2.4.2$Linux_X86_64 LibreOffice_project/420$Build-2</meta:generator>
    <meta:print-date>2024-08-01T10:32:15.706897196</meta:print-date>
    <meta:printed-by>PDF files</meta:printed-by>
    <meta:document-statistic meta:table-count="1" meta:image-count="0" meta:object-count="0" meta:page-count="6" meta:paragraph-count="118" meta:word-count="1715" meta:character-count="11206" meta:non-whitespace-character-count="9545"/>
  </office:meta>
</office:document-meta>
</file>